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ongti SC" svg:font-family="'Songti SC'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officeooo:paragraph-rsid="00100eac"/>
    </style:style>
    <style:style style:name="P2" style:family="paragraph" style:parent-style-name="Text_20_body">
      <style:paragraph-properties fo:line-height="115%" fo:text-align="center" style:justify-single-word="false"/>
      <style:text-properties fo:font-size="24pt" fo:font-weight="bold" officeooo:rsid="001341c0" officeooo:paragraph-rsid="00100eac" style:font-size-asian="24pt" style:font-weight-asian="bold" style:font-size-complex="24pt" style:font-weight-complex="bold"/>
    </style:style>
    <style:style style:name="P3" style:family="paragraph" style:parent-style-name="Text_20_body">
      <style:paragraph-properties fo:margin-top="0cm" fo:margin-bottom="0.046cm" style:contextual-spacing="false" fo:line-height="115%" fo:text-align="center" style:justify-single-word="false"/>
      <style:text-properties fo:font-size="14pt" fo:font-weight="bold" officeooo:rsid="001341c0" officeooo:paragraph-rsid="00100eac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margin-top="0cm" fo:margin-bottom="0.046cm" style:contextual-spacing="false" fo:line-height="115%" fo:text-align="center" style:justify-single-word="false"/>
      <style:text-properties fo:font-size="14pt" fo:font-weight="normal" officeooo:rsid="001829f6" officeooo:paragraph-rsid="00100eac" style:font-size-asian="14pt" style:font-weight-asian="normal" style:font-size-complex="14pt" style:font-weight-complex="normal"/>
    </style:style>
    <style:style style:name="P5" style:family="paragraph" style:parent-style-name="Text_20_body">
      <style:paragraph-properties fo:line-height="115%" fo:text-align="center" style:justify-single-word="false"/>
      <style:text-properties fo:font-size="14pt" fo:font-weight="bold" officeooo:rsid="00092fc4" officeooo:paragraph-rsid="00100eac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margin-top="0cm" fo:margin-bottom="0cm" style:contextual-spacing="false" fo:line-height="115%" fo:text-align="center" style:justify-single-word="false"/>
      <style:text-properties fo:font-size="14pt" fo:font-weight="bold" officeooo:rsid="001829f6" officeooo:paragraph-rsid="00100eac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line-height="115%" fo:text-align="center" style:justify-single-word="false"/>
      <style:text-properties officeooo:rsid="0007394e" officeooo:paragraph-rsid="00100eac"/>
    </style:style>
    <style:style style:name="P8" style:family="paragraph" style:parent-style-name="Heading_20_1">
      <style:paragraph-properties fo:margin-top="0.423cm" fo:margin-bottom="0.212cm" style:contextual-spacing="false" fo:line-height="115%" fo:text-align="center" style:justify-single-word="false"/>
      <style:text-properties fo:font-size="12pt" officeooo:paragraph-rsid="00100eac" style:font-size-asian="12pt" style:font-size-complex="12pt"/>
    </style:style>
    <style:style style:name="P9" style:family="paragraph" style:parent-style-name="Heading_20_1">
      <style:paragraph-properties fo:margin-top="0.423cm" fo:margin-bottom="0.212cm" style:contextual-spacing="false" fo:line-height="115%" fo:text-align="center" style:justify-single-word="false"/>
      <style:text-properties officeooo:paragraph-rsid="00100eac"/>
    </style:style>
    <style:style style:name="P10" style:family="paragraph" style:parent-style-name="Heading_20_2">
      <style:paragraph-properties fo:margin-top="0.423cm" fo:margin-bottom="0.212cm" style:contextual-spacing="false" fo:line-height="115%"/>
    </style:style>
    <style:style style:name="P11" style:family="paragraph" style:parent-style-name="Text_20_body">
      <style:paragraph-properties fo:margin-top="0.423cm" fo:margin-bottom="0.212cm" style:contextual-spacing="false"/>
    </style:style>
    <style:style style:name="P12" style:family="paragraph" style:parent-style-name="Heading_20_3">
      <style:paragraph-properties fo:margin-top="0.423cm" fo:margin-bottom="0.212cm" style:contextual-spacing="false" fo:line-height="115%"/>
    </style:style>
    <style:style style:name="P13" style:family="paragraph" style:parent-style-name="Text_20_body" style:list-style-name="WWNum1">
      <style:paragraph-properties fo:margin-left="1.251cm" fo:margin-top="0.423cm" fo:margin-bottom="0.212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P14" style:family="paragraph" style:parent-style-name="Text_20_body" style:list-style-name="WWNum2">
      <style:paragraph-properties fo:margin-left="1.251cm" fo:margin-top="0.423cm" fo:margin-bottom="0.212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P15" style:family="paragraph" style:parent-style-name="Text_20_body" style:list-style-name="WWNum3">
      <style:paragraph-properties fo:margin-left="1.251cm" fo:margin-top="0.423cm" fo:margin-bottom="0.212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P16" style:family="paragraph" style:parent-style-name="Heading_20_4">
      <style:paragraph-properties fo:margin-top="0.423cm" fo:margin-bottom="0.212cm" style:contextual-spacing="false" fo:line-height="115%"/>
    </style:style>
    <style:style style:name="P17" style:family="paragraph" style:parent-style-name="Text_20_body" style:list-style-name="WWNum4">
      <style:paragraph-properties fo:margin-left="1.251cm" fo:margin-top="0.423cm" fo:margin-bottom="0.212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P18" style:family="paragraph" style:parent-style-name="Text_20_body" style:list-style-name="WWNum5">
      <style:paragraph-properties fo:margin-left="1.251cm" fo:margin-top="0.423cm" fo:margin-bottom="0.212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P19" style:family="paragraph" style:parent-style-name="Text_20_body" style:list-style-name="WWNum6">
      <style:paragraph-properties fo:margin-left="1.251cm" fo:margin-top="0.423cm" fo:margin-bottom="0.212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P20" style:family="paragraph" style:parent-style-name="Text_20_body" style:list-style-name="WWNum7">
      <style:paragraph-properties fo:margin-left="1.251cm" fo:margin-top="0.423cm" fo:margin-bottom="0.212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P21" style:family="paragraph" style:parent-style-name="Text_20_body" style:list-style-name="WWNum8">
      <style:paragraph-properties fo:margin-left="1.251cm" fo:margin-top="0.423cm" fo:margin-bottom="0.212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P22" style:family="paragraph" style:parent-style-name="Text_20_body" style:list-style-name="WWNum9">
      <style:paragraph-properties fo:margin-left="1.251cm" fo:margin-top="0.423cm" fo:margin-bottom="0.212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P23" style:family="paragraph" style:parent-style-name="Text_20_body" style:list-style-name="WWNum10">
      <style:paragraph-properties fo:margin-left="1.251cm" fo:margin-top="0.423cm" fo:margin-bottom="0.212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P24" style:family="paragraph" style:parent-style-name="Text_20_body" style:list-style-name="WWNum11">
      <style:paragraph-properties fo:margin-left="1.251cm" fo:margin-top="0.423cm" fo:margin-bottom="0.212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P25" style:family="paragraph" style:parent-style-name="Text_20_body" style:list-style-name="WWNum12">
      <style:paragraph-properties fo:margin-left="1.251cm" fo:margin-top="0.423cm" fo:margin-bottom="0.212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P26" style:family="paragraph" style:parent-style-name="Text_20_body" style:list-style-name="WWNum13">
      <style:paragraph-properties fo:margin-left="1.251cm" fo:margin-top="0.423cm" fo:margin-bottom="0.212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P27" style:family="paragraph" style:parent-style-name="Text_20_body" style:list-style-name="WWNum14">
      <style:paragraph-properties fo:margin-left="1.251cm" fo:margin-top="0.423cm" fo:margin-bottom="0.212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P28" style:family="paragraph" style:parent-style-name="Text_20_body" style:list-style-name="WWNum15">
      <style:paragraph-properties fo:margin-left="1.251cm" fo:margin-top="0.423cm" fo:margin-bottom="0.212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P29" style:family="paragraph" style:parent-style-name="Text_20_body" style:list-style-name="WWNum16">
      <style:paragraph-properties fo:margin-left="1.251cm" fo:margin-top="0.423cm" fo:margin-bottom="0.212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P30" style:family="paragraph" style:parent-style-name="Text_20_body" style:list-style-name="WWNum17">
      <style:paragraph-properties fo:margin-left="1.251cm" fo:margin-top="0.423cm" fo:margin-bottom="0.212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P31" style:family="paragraph" style:parent-style-name="Text_20_body" style:list-style-name="WWNum18">
      <style:paragraph-properties fo:margin-left="1.251cm" fo:margin-top="0.423cm" fo:margin-bottom="0.212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P32" style:family="paragraph" style:parent-style-name="Text_20_body" style:list-style-name="WWNum19">
      <style:paragraph-properties fo:margin-left="1.251cm" fo:margin-top="0.423cm" fo:margin-bottom="0.212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P33" style:family="paragraph" style:parent-style-name="Text_20_body" style:list-style-name="WWNum20">
      <style:paragraph-properties fo:margin-left="1.251cm" fo:margin-top="0.423cm" fo:margin-bottom="0.212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T1" style:family="text">
      <style:text-properties fo:font-size="24pt" fo:font-weight="bold" officeooo:rsid="001341c0" style:font-size-asian="24pt" style:font-weight-asian="bold" style:font-size-complex="24pt" style:font-weight-complex="bold"/>
    </style:style>
    <style:style style:name="T2" style:family="text">
      <style:text-properties officeooo:rsid="00100eac"/>
    </style:style>
    <style:style style:name="T3" style:family="text">
      <style:text-properties officeooo:rsid="0007394e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urso</text:span></text:p>
      <text:p text:style-name="P2">Herramientas de Computación en la Nube</text:p>
      <text:p text:style-name="P3"><text:span text:style-name="T2">Guía de estudio </text:span><text:span text:style-name="T3">1</text:span></text:p>
      <text:p text:style-name="P4">Febrero 7 de 2026</text:p>
      <text:p text:style-name="P5">Profesor</text:p>
      <text:p text:style-name="P6">Alvaro Mauricio Montenegro Díaz</text:p>
      <text:p text:style-name="P7"><text:span text:style-name="T4">Universidad de la Sabana</text:span></text:p>
      <text:h text:style-name="P8" text:outline-level="1"><text:span text:style-name="T5">Aplicaciones confiables, escalables y mantenibles</text:span> </text:h>
      <text:h text:style-name="P9" text:outline-level="1"><text:span text:style-name="T6"/></text:h>
      <text:h text:style-name="P10" text:outline-level="2" loext:marker-style-name="T6"><text:span text:style-name="T6">1. Propósito del estudio</text:span><text:span text:style-name="T6"/></text:h>
      <text:p text:style-name="P11">Comprender los principios que rigen el diseño de aplicaciones orientadas a datos, enfocándose en la <text:span text:style-name="Strong_20_Emphasis">confiabilidad</text:span>, la <text:span text:style-name="Strong_20_Emphasis">escalabilidad</text:span> y la <text:span text:style-name="Strong_20_Emphasis">mantenibilidad</text:span> como atributos arquitectónicos fundamentales, y en los <text:span text:style-name="Strong_20_Emphasis">trade-offs</text:span> inherentes a su implementación.</text:p>
      <text:h text:style-name="P10" text:outline-level="2" loext:marker-style-name="T6"><text:span text:style-name="T6">2. Aplicaciones orientadas a datos</text:span><text:span text:style-name="T6"/></text:h>
      <text:h text:style-name="P12" text:outline-level="3" loext:marker-style-name="T6"><text:span text:style-name="T6">Contenidos clave</text:span><text:span text:style-name="T6"/></text:h>
      <text:list text:style-name="WWNum1">
        <text:list-item>
          <text:p text:style-name="P13">Diferencia entre aplicaciones orientadas a datos y aplicaciones orientadas al cómputo.</text:p>
        </text:list-item>
        <text:list-item>
          <text:p text:style-name="P13">Factores dominantes: volumen, complejidad y velocidad de cambio de los datos.</text:p>
        </text:list-item>
        <text:list-item>
          <text:p text:style-name="P13">Uso de componentes estándar (bases de datos, cachés, índices, mensajería, batch).</text:p>
        </text:list-item>
      </text:list>
      <text:h text:style-name="P12" text:outline-level="3" loext:marker-style-name="T6"><text:span text:style-name="T6">Preguntas de evaluación</text:span><text:span text:style-name="T6"/></text:h>
      <text:list text:style-name="WWNum2">
        <text:list-item>
          <text:p text:style-name="P14">¿Qué características distinguen a una aplicación orientada a datos de una orientada al cómputo?</text:p>
        </text:list-item>
        <text:list-item>
          <text:p text:style-name="P14">¿Por qué el uso de múltiples componentes da lugar a sistemas de datos compuestos?</text:p>
        </text:list-item>
        <text:list-item>
          <text:p text:style-name="P14">¿Qué implicaciones arquitectónicas surgen al integrar varias tecnologías de datos?</text:p>
        </text:list-item>
      </text:list>
      <text:h text:style-name="P10" text:outline-level="2" loext:marker-style-name="T6"><text:span text:style-name="T6">3. Confiabilidad</text:span><text:span text:style-name="T6"/></text:h>
      <text:h text:style-name="P12" text:outline-level="3" loext:marker-style-name="T6"><text:span text:style-name="T6">Contenidos clave</text:span><text:span text:style-name="T6"/></text:h>
      <text:list text:style-name="WWNum3">
        <text:list-item>
          <text:p text:style-name="P15">Definición de confiabilidad como funcionamiento correcto bajo condiciones adversas.</text:p>
        </text:list-item>
        <text:list-item>
          <text:p text:style-name="P15"><text:soft-page-break/>Distinción entre falla (fault) y fallo (failure).</text:p>
        </text:list-item>
        <text:list-item>
          <text:p text:style-name="P15">Principio de tolerancia a fallas.</text:p>
        </text:list-item>
        <text:list-item>
          <text:p text:style-name="P15">Fuentes de fallas: hardware, software y error humano.</text:p>
        </text:list-item>
      </text:list>
      <text:h text:style-name="P16" text:outline-level="4">3.1 Fallas de hardware</text:h>
      <text:list text:style-name="WWNum4">
        <text:list-item>
          <text:p text:style-name="P17">Naturaleza inevitable de las fallas físicas.</text:p>
        </text:list-item>
        <text:list-item>
          <text:p text:style-name="P17">Uso de redundancia y replicación.</text:p>
        </text:list-item>
      </text:list>
      <text:h text:style-name="P16" text:outline-level="4">3.2 Errores de software</text:h>
      <text:list text:style-name="WWNum5">
        <text:list-item>
          <text:p text:style-name="P18">Errores sistemáticos y correlacionados.</text:p>
        </text:list-item>
        <text:list-item>
          <text:p text:style-name="P18">Riesgo de fallas en cascada.</text:p>
        </text:list-item>
        <text:list-item>
          <text:p text:style-name="P18">Importancia de pruebas, aislamiento y monitoreo.</text:p>
        </text:list-item>
      </text:list>
      <text:h text:style-name="P16" text:outline-level="4">3.3 Error humano</text:h>
      <text:list text:style-name="WWNum6">
        <text:list-item>
          <text:p text:style-name="P19">Configuración incorrecta y cambios operativos.</text:p>
        </text:list-item>
        <text:list-item>
          <text:p text:style-name="P19">Rol de la automatización y despliegues graduales.</text:p>
        </text:list-item>
      </text:list>
      <text:h text:style-name="P12" text:outline-level="3" loext:marker-style-name="T6"><text:span text:style-name="T6">Preguntas de evaluación</text:span><text:span text:style-name="T6"/></text:h>
      <text:list text:style-name="WWNum7">
        <text:list-item>
          <text:p text:style-name="P20">Explique la diferencia entre falla y fallo con un ejemplo práctico.</text:p>
        </text:list-item>
        <text:list-item>
          <text:p text:style-name="P20">¿Por qué la tolerancia a fallas es preferible a la prevención absoluta?</text:p>
        </text:list-item>
        <text:list-item>
          <text:p text:style-name="P20">Compare el impacto de las fallas de hardware y de software en sistemas distribuidos.</text:p>
        </text:list-item>
        <text:list-item>
          <text:p text:style-name="P20">¿Por qué el error humano es una de las principales fuentes de interrupciones?</text:p>
        </text:list-item>
        <text:list-item>
          <text:p text:style-name="P20">¿Qué prácticas reducen el impacto de los errores operativos?</text:p>
        </text:list-item>
      </text:list>
      <text:h text:style-name="P10" text:outline-level="2" loext:marker-style-name="T6"><text:span text:style-name="T6">4. Escalabilidad</text:span><text:span text:style-name="T6"/></text:h>
      <text:h text:style-name="P12" text:outline-level="3" loext:marker-style-name="T6"><text:span text:style-name="T6">Contenidos clave</text:span><text:span text:style-name="T6"/></text:h>
      <text:list text:style-name="WWNum8">
        <text:list-item>
          <text:p text:style-name="P21">Escalabilidad como propiedad relativa.</text:p>
        </text:list-item>
        <text:list-item>
          <text:p text:style-name="P21">Importancia de describir la carga antes de escalar.</text:p>
        </text:list-item>
        <text:list-item>
          <text:p text:style-name="P21">Medición de rendimiento mediante distribuciones y percentiles.</text:p>
        </text:list-item>
        <text:list-item>
          <text:p text:style-name="P21"><text:soft-page-break/>Fenómenos de latencia y colas.</text:p>
        </text:list-item>
      </text:list>
      <text:h text:style-name="P16" text:outline-level="4">4.1 Descripción de carga</text:h>
      <text:list text:style-name="WWNum9">
        <text:list-item>
          <text:p text:style-name="P22">Solicitudes por segundo.</text:p>
        </text:list-item>
        <text:list-item>
          <text:p text:style-name="P22">Proporción lectura/escritura.</text:p>
        </text:list-item>
        <text:list-item>
          <text:p text:style-name="P22">Distribuciones extremas.</text:p>
        </text:list-item>
      </text:list>
      <text:h text:style-name="P16" text:outline-level="4">4.2 Medición de rendimiento</text:h>
      <text:list text:style-name="WWNum10">
        <text:list-item>
          <text:p text:style-name="P23">Uso de percentiles (p50, p95, p99).</text:p>
        </text:list-item>
        <text:list-item>
          <text:p text:style-name="P23">Relevancia de la <text:span text:style-name="Emphasis">tail latency</text:span>.</text:p>
        </text:list-item>
      </text:list>
      <text:h text:style-name="P16" text:outline-level="4">4.3 Estrategias de crecimiento</text:h>
      <text:list text:style-name="WWNum11">
        <text:list-item>
          <text:p text:style-name="P24">Escalado vertical.</text:p>
        </text:list-item>
        <text:list-item>
          <text:p text:style-name="P24">Escalado horizontal.</text:p>
        </text:list-item>
        <text:list-item>
          <text:p text:style-name="P24">Elasticidad.</text:p>
        </text:list-item>
      </text:list>
      <text:h text:style-name="P12" text:outline-level="3" loext:marker-style-name="T6"><text:span text:style-name="T6">Preguntas de evaluación</text:span><text:span text:style-name="T6"/></text:h>
      <text:list text:style-name="WWNum12">
        <text:list-item>
          <text:p text:style-name="P25">¿Por qué la escalabilidad no puede describirse como una propiedad absoluta?</text:p>
        </text:list-item>
        <text:list-item>
          <text:p text:style-name="P25">¿Qué información debe incluir una descripción adecuada de la carga?</text:p>
        </text:list-item>
        <text:list-item>
          <text:p text:style-name="P25">¿Por qué los promedios son métricas engañosas para el rendimiento?</text:p>
        </text:list-item>
        <text:list-item>
          <text:p text:style-name="P25">Explique el concepto de <text:span text:style-name="Emphasis">tail latency</text:span> y su impacto en la experiencia del usuario.</text:p>
        </text:list-item>
        <text:list-item>
          <text:p text:style-name="P25">Compare escalado vertical y horizontal, indicando ventajas y desventajas.</text:p>
        </text:list-item>
      </text:list>
      <text:h text:style-name="P10" text:outline-level="2" loext:marker-style-name="T6"><text:span text:style-name="T6">5. Mantenibilidad</text:span><text:span text:style-name="T6"/></text:h>
      <text:h text:style-name="P12" text:outline-level="3" loext:marker-style-name="T6"><text:span text:style-name="T6">Contenidos clave</text:span><text:span text:style-name="T6"/></text:h>
      <text:list text:style-name="WWNum13">
        <text:list-item>
          <text:p text:style-name="P26">Importancia del costo post-despliegue.</text:p>
        </text:list-item>
        <text:list-item>
          <text:p text:style-name="P26">Tres pilares: operabilidad, simplicidad y evolvabilidad.</text:p>
        </text:list-item>
      </text:list>
      <text:h text:style-name="P16" text:outline-level="4">5.1 Operabilidad</text:h>
      <text:list text:style-name="WWNum14">
        <text:list-item>
          <text:p text:style-name="P27">Observabilidad.</text:p>
        </text:list-item>
        <text:list-item>
          <text:p text:style-name="P27"><text:soft-page-break/>Automatización.</text:p>
        </text:list-item>
        <text:list-item>
          <text:p text:style-name="P27">Recuperación rápida.</text:p>
        </text:list-item>
        <text:list-item>
          <text:p text:style-name="P27">Gestión de despliegues.</text:p>
        </text:list-item>
      </text:list>
      <text:h text:style-name="P16" text:outline-level="4">5.2 Simplicidad</text:h>
      <text:list text:style-name="WWNum15">
        <text:list-item>
          <text:p text:style-name="P28">Complejidad accidental.</text:p>
        </text:list-item>
        <text:list-item>
          <text:p text:style-name="P28">Abstracciones claras.</text:p>
        </text:list-item>
        <text:list-item>
          <text:p text:style-name="P28">Reducción del acoplamiento.</text:p>
        </text:list-item>
      </text:list>
      <text:h text:style-name="P16" text:outline-level="4">5.3 Evolvabilidad</text:h>
      <text:list text:style-name="WWNum16">
        <text:list-item>
          <text:p text:style-name="P29">Cambio constante de requisitos.</text:p>
        </text:list-item>
        <text:list-item>
          <text:p text:style-name="P29">Capacidad de adaptación sin reescrituras masivas.</text:p>
        </text:list-item>
      </text:list>
      <text:h text:style-name="P12" text:outline-level="3" loext:marker-style-name="T6"><text:span text:style-name="T6">Preguntas de evaluación</text:span><text:span text:style-name="T6"/></text:h>
      <text:list text:style-name="WWNum17">
        <text:list-item>
          <text:p text:style-name="P30">¿Por qué la mantenibilidad es un atributo arquitectónico crítico?</text:p>
        </text:list-item>
        <text:list-item>
          <text:p text:style-name="P30">¿Qué responsabilidades recaen en los equipos de operaciones?</text:p>
        </text:list-item>
        <text:list-item>
          <text:p text:style-name="P30">Defina complejidad accidental y explique cómo puede reducirse.</text:p>
        </text:list-item>
        <text:list-item>
          <text:p text:style-name="P30">¿Qué relación existe entre simplicidad y evolvabilidad?</text:p>
        </text:list-item>
        <text:list-item>
          <text:p text:style-name="P30">Proporcione un ejemplo de diseño que dificulte la evolución de un sistema.</text:p>
        </text:list-item>
      </text:list>
      <text:h text:style-name="P10" text:outline-level="2" loext:marker-style-name="T6"><text:span text:style-name="T6">6. Síntesis integradora</text:span><text:span text:style-name="T6"/></text:h>
      <text:h text:style-name="P12" text:outline-level="3" loext:marker-style-name="T6"><text:span text:style-name="T6">Contenidos clave</text:span><text:span text:style-name="T6"/></text:h>
      <text:list text:style-name="WWNum18">
        <text:list-item>
          <text:p text:style-name="P31">Interdependencia entre confiabilidad, escalabilidad y mantenibilidad.</text:p>
        </text:list-item>
        <text:list-item>
          <text:p text:style-name="P31">Necesidad de decisiones conscientes y fundamentadas.</text:p>
        </text:list-item>
        <text:list-item>
          <text:p text:style-name="P31">Ausencia de soluciones universales.</text:p>
        </text:list-item>
      </text:list>
      <text:h text:style-name="P12" text:outline-level="3" loext:marker-style-name="T6"><text:span text:style-name="T6">Preguntas de evaluación</text:span><text:span text:style-name="T6"/></text:h>
      <text:list text:style-name="WWNum19">
        <text:list-item>
          <text:p text:style-name="P32">¿Por qué estos tres atributos deben considerarse de forma conjunta?</text:p>
        </text:list-item>
        <text:list-item>
          <text:p text:style-name="P32">Analice un sistema real e identifique compromisos entre confiabilidad, escalabilidad y mantenibilidad.</text:p>
        </text:list-item>
      </text:list>
      <text:h text:style-name="P10" text:outline-level="2" loext:marker-style-name="T6"><text:soft-page-break/><text:span text:style-name="T6">7. Pregunta integradora avanzada</text:span><text:span text:style-name="T6"/></text:h>
      <text:list text:style-name="WWNum20">
        <text:list-item>
          <text:p text:style-name="P33"><text:s/>Diseñe a alto nivel una arquitectura para una aplicación orientada a datos, explicando cómo se abordan explícitamente la confiabilidad, la escalabilidad y la mantenibilidad, y qué trade-offs se aceptan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ongti SC" svg:font-family="'Songti SC'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Songti SC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Songti SC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CO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ongti SC" style:font-family-asian="'Songti SC'" style:font-family-generic-asian="system" style:font-pitch-asian="variable" style:font-size-asian="12pt" style:font-weight-asian="bold" style:font-name-complex="Arial Unicode MS" style:font-family-complex="'Arial Unicode MS'" style:font-family-generic-complex="system" style:font-pitch-complex="variable" style:font-size-complex="12pt" style:font-weight-complex="bold"/>
    </style:style>
    <style:style style:name="Títul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Índice" style:family="paragraph" style:parent-style-name="Standard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Línea_20_horizontal" style:display-name="Línea horizontal" style:family="paragraph" style:parent-style-name="Standard" style:next-style-name="Text_20_body">
      <style:paragraph-properties fo:margin-top="0cm" fo:margin-bottom="0.499cm" style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Numbering_20_Symbols" style:display-name="Numbering Symbols" style:family="text"/>
    <style:style style:name="Bolo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ímbolos_20_de_20_numeración" style:display-name="Símbolos de numeración" style:family="text"/>
    <style:style style:name="ListLabel_20_1" style:display-name="ListLabel 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3" style:display-name="ListLabel 7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6" style:display-name="ListLabel 7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9" style:display-name="ListLabel 7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2" style:display-name="ListLabel 8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8" style:display-name="ListLabel 8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1" style:display-name="ListLabel 9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4" style:display-name="ListLabel 9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6" style:display-name="ListLabel 9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1" style:display-name="ListLabel 11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2" style:display-name="ListLabel 11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4" style:display-name="ListLabel 11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5" style:display-name="ListLabel 11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7" style:display-name="ListLabel 11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8" style:display-name="ListLabel 11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0" style:display-name="ListLabel 12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1" style:display-name="ListLabel 12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3" style:display-name="ListLabel 12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4" style:display-name="ListLabel 12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6" style:display-name="ListLabel 12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7" style:display-name="ListLabel 12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9" style:display-name="ListLabel 12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0" style:display-name="ListLabel 13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2" style:display-name="ListLabel 13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3" style:display-name="ListLabel 13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5" style:display-name="ListLabel 13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6" style:display-name="ListLabel 13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9" style:display-name="ListLabel 13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1" style:display-name="ListLabel 14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2" style:display-name="ListLabel 14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4" style:display-name="ListLabel 14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6" style:display-name="ListLabel 15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7" style:display-name="ListLabel 15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9" style:display-name="ListLabel 15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0" style:display-name="ListLabel 16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2" style:display-name="ListLabel 16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Regular" style:font-pitch="variable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Regular" style:font-pitch="variable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Regular" style:font-pitch="variable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Regular" style:font-pitch="variable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Regular" style:font-pitch="variable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Regular" style:font-pitch="variable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Regular" style:font-pitch="variable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Regular" style:font-pitch="variable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Regular" style:font-pitch="variable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Regular" style:font-pitch="variable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Regular" style:font-pitch="variable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Regular" style:font-pitch="variable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Regular" style:font-pitch="variable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Regular" style:font-pitch="variable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Regular" style:font-pitch="variable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Regular" style:font-pitch="variable"/>
      </text:list-level-style-bullet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Regular" style:font-pitch="variable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Regular" style:font-pitch="variable"/>
      </text:list-level-style-bullet>
      <text:list-level-style-bullet text:level="6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Regular" style:font-pitch="variable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Regular" style:font-pitch="variable"/>
      </text:list-level-style-bullet>
      <text:list-level-style-bullet text:level="9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Regular" style:font-pitch="variable"/>
      </text:list-level-style-bullet>
      <text:list-level-style-bullet text:level="3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Regular" style:font-pitch="variable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Regular" style:font-pitch="variable"/>
      </text:list-level-style-bullet>
      <text:list-level-style-bullet text:level="6" text:style-name="ListLabel_20_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Regular" style:font-pitch="variable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Regular" style:font-pitch="variable"/>
      </text:list-level-style-bullet>
      <text:list-level-style-bullet text:level="9" text:style-name="ListLabel_20_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Regular" style:font-pitch="variable"/>
      </text:list-level-style-bullet>
      <text:list-level-style-bullet text:level="3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Regular" style:font-pitch="variable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Regular" style:font-pitch="variable"/>
      </text:list-level-style-bullet>
      <text:list-level-style-bullet text:level="6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Regular" style:font-pitch="variable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Regular" style:font-pitch="variable"/>
      </text:list-level-style-bullet>
      <text:list-level-style-bullet text:level="9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Regular" style:font-pitch="variable"/>
      </text:list-level-style-bullet>
      <text:list-level-style-bullet text:level="3" text:style-name="ListLabel_20_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Regular" style:font-pitch="variable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Regular" style:font-pitch="variable"/>
      </text:list-level-style-bullet>
      <text:list-level-style-bullet text:level="6" text:style-name="ListLabel_20_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Regular" style:font-pitch="variable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Regular" style:font-pitch="variable"/>
      </text:list-level-style-bullet>
      <text:list-level-style-bullet text:level="9" text:style-name="ListLabel_20_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Regular" style:font-pitch="variable"/>
      </text:list-level-style-bullet>
      <text:list-level-style-bullet text:level="3" text:style-name="ListLabel_20_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Regular" style:font-pitch="variable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Regular" style:font-pitch="variable"/>
      </text:list-level-style-bullet>
      <text:list-level-style-bullet text:level="6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Regular" style:font-pitch="variable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Regular" style:font-pitch="variable"/>
      </text:list-level-style-bullet>
      <text:list-level-style-bullet text:level="9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Regular" style:font-pitch="variable"/>
      </text:list-level-style-bullet>
      <text:list-level-style-bullet text:level="3" text:style-name="ListLabel_20_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Regular" style:font-pitch="variable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Regular" style:font-pitch="variable"/>
      </text:list-level-style-bullet>
      <text:list-level-style-bullet text:level="6" text:style-name="ListLabel_20_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Regular" style:font-pitch="variable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Regular" style:font-pitch="variable"/>
      </text:list-level-style-bullet>
      <text:list-level-style-bullet text:level="9" text:style-name="ListLabel_20_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 text:start-value="9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1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Regular" style:font-pitch="variable"/>
      </text:list-level-style-bullet>
      <text:list-level-style-bullet text:level="3" text:style-name="ListLabel_20_1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Regular" style:font-pitch="variable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Regular" style:font-pitch="variable"/>
      </text:list-level-style-bullet>
      <text:list-level-style-bullet text:level="6" text:style-name="ListLabel_20_1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Regular" style:font-pitch="variable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Regular" style:font-pitch="variable"/>
      </text:list-level-style-bullet>
      <text:list-level-style-bullet text:level="9" text:style-name="ListLabel_20_1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1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Regular" style:font-pitch="variable"/>
      </text:list-level-style-bullet>
      <text:list-level-style-bullet text:level="3" text:style-name="ListLabel_20_1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Regular" style:font-pitch="variable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Regular" style:font-pitch="variable"/>
      </text:list-level-style-bullet>
      <text:list-level-style-bullet text:level="6" text:style-name="ListLabel_20_1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Regular" style:font-pitch="variable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Regular" style:font-pitch="variable"/>
      </text:list-level-style-bullet>
      <text:list-level-style-bullet text:level="9" text:style-name="ListLabel_20_1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1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Regular" style:font-pitch="variable"/>
      </text:list-level-style-bullet>
      <text:list-level-style-bullet text:level="3" text:style-name="ListLabel_20_1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Regular" style:font-pitch="variable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Regular" style:font-pitch="variable"/>
      </text:list-level-style-bullet>
      <text:list-level-style-bullet text:level="6" text:style-name="ListLabel_20_1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Regular" style:font-pitch="variable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Regular" style:font-pitch="variable"/>
      </text:list-level-style-bullet>
      <text:list-level-style-bullet text:level="9" text:style-name="ListLabel_20_1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1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Regular" style:font-pitch="variable"/>
      </text:list-level-style-bullet>
      <text:list-level-style-bullet text:level="3" text:style-name="ListLabel_20_1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Regular" style:font-pitch="variable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Regular" style:font-pitch="variable"/>
      </text:list-level-style-bullet>
      <text:list-level-style-bullet text:level="6" text:style-name="ListLabel_20_1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Regular" style:font-pitch="variable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Regular" style:font-pitch="variable"/>
      </text:list-level-style-bullet>
      <text:list-level-style-bullet text:level="9" text:style-name="ListLabel_20_1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 text:start-value="14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1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Regular" style:font-pitch="variable"/>
      </text:list-level-style-bullet>
      <text:list-level-style-bullet text:level="3" text:style-name="ListLabel_20_1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Regular" style:font-pitch="variable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Regular" style:font-pitch="variable"/>
      </text:list-level-style-bullet>
      <text:list-level-style-bullet text:level="6" text:style-name="ListLabel_20_1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Regular" style:font-pitch="variable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Regular" style:font-pitch="variable"/>
      </text:list-level-style-bullet>
      <text:list-level-style-bullet text:level="9" text:style-name="ListLabel_20_1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 text:start-value="19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 text:start-value="2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17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174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176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177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17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18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8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8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8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8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8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8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8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13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6T09:59:33</meta:creation-date>
    <dc:language>es-CO</dc:language>
    <dc:date>2026-02-06T16:24:14.908661000</dc:date>
    <meta:editing-cycles>4</meta:editing-cycles>
    <meta:editing-duration>PT3M27S</meta:editing-duration>
    <meta:generator>LibreOffice/25.2.4.3$MacOSX_AARCH64 LibreOffice_project/33e196637044ead23f5c3226cde09b47731f7e27</meta:generator>
    <meta:document-statistic meta:table-count="0" meta:image-count="0" meta:object-count="0" meta:page-count="5" meta:paragraph-count="96" meta:word-count="642" meta:character-count="4342" meta:non-whitespace-character-count="3855"/>
    <meta:user-defined meta:name="AppVersion">15.0000</meta:user-defined>
  </office:meta>
</office:document-meta>
</file>